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5mm" table:align="margins"/>
    </style:style>
    <style:style style:name="Table1.A" style:family="table-column">
      <style:table-column-properties style:column-width="43.74mm" style:rel-column-width="16382*"/>
    </style:style>
    <style:style style:name="Table1.D" style:family="table-column">
      <style:table-column-properties style:column-width="43.76mm" style:rel-column-width="16389*"/>
    </style:style>
    <style:style style:name="Table1.A1" style:family="table-cell">
      <style:table-cell-properties fo:padding="0.97mm" fo:border-left="0.05pt solid #e6e6e6" fo:border-right="none" fo:border-top="0.05pt solid #e6e6e6" fo:border-bottom="0.05pt solid #e6e6e6"/>
    </style:style>
    <style:style style:name="Table1.D1" style:family="table-cell">
      <style:table-cell-properties fo:padding="0.97mm" fo:border="0.05pt solid #e6e6e6"/>
    </style:style>
    <style:style style:name="Table1.A2" style:family="table-cell">
      <style:table-cell-properties fo:padding="0.97mm" fo:border-left="0.05pt solid #e6e6e6" fo:border-right="none" fo:border-top="none" fo:border-bottom="0.05pt solid #e6e6e6"/>
    </style:style>
    <style:style style:name="Table1.D2" style:family="table-cell">
      <style:table-cell-properties fo:padding="0.97mm" fo:border-left="0.05pt solid #e6e6e6" fo:border-right="0.05pt solid #e6e6e6" fo:border-top="none" fo:border-bottom="0.05pt solid #e6e6e6"/>
    </style:style>
    <style:style style:name="Table2" style:family="table">
      <style:table-properties style:width="175mm" table:align="margins"/>
    </style:style>
    <style:style style:name="Table2.A" style:family="table-column">
      <style:table-column-properties style:column-width="39.03mm" style:rel-column-width="14618*"/>
    </style:style>
    <style:style style:name="Table2.B" style:family="table-column">
      <style:table-column-properties style:column-width="84.58mm" style:rel-column-width="31674*"/>
    </style:style>
    <style:style style:name="Table2.C" style:family="table-column">
      <style:table-column-properties style:column-width="25.35mm" style:rel-column-width="9492*"/>
    </style:style>
    <style:style style:name="Table2.D" style:family="table-column">
      <style:table-column-properties style:column-width="26.04mm" style:rel-column-width="9751*"/>
    </style:style>
    <style:style style:name="Table2.A1" style:family="table-cell">
      <style:table-cell-properties fo:padding="0.97mm" fo:border-left="none" fo:border-right="none" fo:border-top="none" fo:border-bottom="0.05pt solid #000000"/>
    </style:style>
    <style:style style:name="Table2.A2" style:family="table-cell">
      <style:table-cell-properties fo:padding="0.97mm" fo:border="none"/>
    </style:style>
    <style:style style:name="Table2.A4" style:family="table-cell">
      <style:table-cell-properties fo:padding="0.97mm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2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  <style:style style:name="P13" style:family="paragraph" style:parent-style-name="terp_5f_default_5f_Bold_5f_9">
      <style:paragraph-properties fo:margin-left="-2.03mm" fo:margin-right="0.51mm" fo:text-align="start" style:justify-single-word="false" fo:text-indent="0mm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4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5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6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7" style:family="paragraph" style:parent-style-name="terp_5f_default_5f_9">
      <style:text-properties style:use-window-font-color="true" style:font-name="DejaVu Sans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)&gt;</text:placeholder></text:p>
      <text:p text:style-name="P10"><text:text-input text:description="&lt;o.address_id.company_ext&gt;">o.address_id.company_ext</text:text-input></text:p>
      <text:p text:style-name="P10"><text:text-input text:description="&lt;o.address_id.department_company_ext&gt;">o.address_id.department_company_ext</text:text-input></text:p>
      <text:p text:style-name="P10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10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10"><text:text-input text:description="&lt;o.address_id.zip&gt;">o.address_id.zip</text:text-input> <text:text-input text:description="&lt;o.address_id.city&gt;">&lt;o.address_id.city&gt;</text:text-input></text:p>
      <text:p text:style-name="P10"/>
      <text:p text:style-name="P10"/>
      <text:p text:style-name="P10"/>
      <text:p text:style-name="P10"/>
      <text:p text:style-name="P11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6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5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3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4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mm" fo:margin-bottom="0m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mm" fo:margin-bottom="0m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mm" fo:margin-bottom="0m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mm" fo:margin-bottom="0m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1.99mm" fo:margin-bottom="0m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1.01mm" fo:margin-bottom="0mm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15.24mm" fo:margin-right="15.2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6mm" fo:page-height="296.93mm" style:num-format="1" style:print-orientation="portrait" fo:margin-top="20mm" fo:margin-bottom="20mm" fo:margin-left="17.53mm" fo:margin-right="17.53mm" style:shadow="none" fo:background-color="transparent" style:writing-mode="lr-tb" style:footnote-max-height="0mm">
        <style:background-image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4-02-19T12:53:09</dc:date>
    <meta:editing-cycles>597</meta:editing-cycles>
    <meta:editing-duration>P2DT13H39M1S</meta:editing-duration>
    <dc:creator>thegrymek </dc:creator>
    <meta:document-statistic meta:table-count="2" meta:image-count="0" meta:object-count="0" meta:page-count="2" meta:paragraph-count="38" meta:word-count="120" meta:character-count="1612" meta:non-whitespace-character-count="1527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